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imbus Sans" svg:font-family="'Nimbus Sans'" style:font-family-generic="system" style:font-pitch="variable"/>
    <style:font-face style:name="Open Sans" svg:font-family="'Open Sans', Helvetica, Arial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Heading_20_1">
      <style:text-properties officeooo:paragraph-rsid="000180c0"/>
    </style:style>
    <style:style style:name="P2" style:family="paragraph" style:parent-style-name="Heading_20_1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Heading_20_3">
      <style:text-properties officeooo:paragraph-rsid="000180c0"/>
    </style:style>
    <style:style style:name="P4" style:family="paragraph" style:parent-style-name="Heading_20_4">
      <style:text-properties officeooo:paragraph-rsid="000180c0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180c0"/>
    </style:style>
    <style:style style:name="P6" style:family="paragraph" style:parent-style-name="Standard">
      <style:text-properties officeooo:paragraph-rsid="000180c0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ans" officeooo:paragraph-rsid="000180c0"/>
    </style:style>
    <style:style style:name="T1" style:family="text">
      <style:text-properties officeooo:rsid="000180c0"/>
    </style:style>
    <style:style style:name="T2" style:family="text">
      <style:text-properties fo:font-variant="normal" fo:text-transform="none" fo:color="#000000" loext:opacity="87%" style:font-name="apple-system" fo:letter-spacing="normal" fo:font-style="normal"/>
    </style:style>
    <style:style style:name="T3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Open Sans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0180c0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0180c0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Titol: <text:span text:style-name="T1">Q</text:span><text:span text:style-name="T2">uotes to Scrape</text:span></text:h>
      <text:h text:style-name="P1" text:outline-level="1" text:is-list-header="true">Sobre el conjunt de dades</text:h>
      <text:h text:style-name="Heading_20_3" text:outline-level="3">Context</text:h>
      <text:p text:style-name="Standard"/>
      <text:p text:style-name="P5"><text:span text:style-name="T3">Aquest conjunt de dades conté una sèrie de cites associades als seus corresponents autors.</text:span></text:p>
      <text:h text:style-name="Heading_20_4" text:outline-level="4" text:is-list-header="true"/>
      <text:h text:style-name="Heading_20_4" text:outline-level="4">Contingut</text:h>
      <text:p text:style-name="Standard"><text:span text:style-name="T1"><text:s/>. 20</text:span> files i 2 columnes.</text:p>
      <text:p text:style-name="Standard"/>
      <text:p text:style-name="Standard">La descripció de les columnes es mostra a continuació.</text:p>
      <text:p text:style-name="Standard"/>
      <text:p text:style-name="Standard"/>
      <text:p text:style-name="P5"><text:span text:style-name="T6">• </text:span><text:span text:style-name="T4">Autor : </text:span><text:span text:style-name="T3">Autor de la cita</text:span><text:line-break/><text:span text:style-name="T6">• </text:span><text:span text:style-name="T3">Text: Conté la cita </text:span><text:line-break/><text:span text:style-name="T5">__________________________________________________________________________</text:span></text:p>
      <text:h text:style-name="P1" text:outline-level="1" text:is-list-header="true"><text:span text:style-name="T8">Titol: </text:span><text:span text:style-name="T9">Wikipedia</text:span></text:h>
      <text:h text:style-name="P1" text:outline-level="1" text:is-list-header="true">Sobre el conjunt de dades</text:h>
      <text:h text:style-name="P3" text:outline-level="3">Context</text:h>
      <text:p text:style-name="P6"/>
      <text:p text:style-name="P7"><text:span text:style-name="T7">Aquest conjunt de dades </text:span><text:s/>proporciona informació sobre la sèrie de televisió <text:s/>"Los Simpson", creada per Matt Groening. La secció <text:s/>de <text:span text:style-name="T1">t</text:span>emporades enumera i descriu les diverses temporades de la sèrie que s'han emès fins a la data actual. </text:p>
      <text:p text:style-name="P6"/>
      <text:h text:style-name="P4" text:outline-level="4" text:is-list-header="true">Contingut</text:h>
      <text:p text:style-name="P6"><text:span text:style-name="T1"><text:s/>. 34</text:span> files i <text:span text:style-name="T1">6</text:span> columnes.</text:p>
      <text:p text:style-name="P6"/>
      <text:p text:style-name="P6">La descripció de les columnes es mostra a continuació.</text:p>
      <text:p text:style-name="P5"><text:span text:style-name="T3"/></text:p>
      <text:p text:style-name="P5"><text:span text:style-name="T3">• Temporada: el número de temporada<text:line-break/>• Episodis: el nombre d'episodis<text:line-break/>• Primera emissió: primera emissió de la temporada<text:line-break/>• Última emissió: última emissió de la temporada<text:line-break/>• Audiència: la mitjana d'audiència<text:line-break/>• Posició: posició en les llistes de classificació.</text:span></text:p>
      <text:p text:style-name="P5"><text:span text:style-name="T3"/></text:p>
      <text:p text:style-name="P5"><text:soft-page-break/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imbus Sans" svg:font-family="'Nimbus Sans'" style:font-family-generic="system" style:font-pitch="variable"/>
    <style:font-face style:name="Open Sans" svg:font-family="'Open Sans', Helvetica, Arial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20:33:02.122634748</meta:creation-date>
    <dc:date>2023-06-11T21:01:53.851741849</dc:date>
    <meta:editing-duration>PT28M52S</meta:editing-duration>
    <meta:editing-cycles>1</meta:editing-cycles>
    <meta:document-statistic meta:table-count="0" meta:image-count="0" meta:object-count="0" meta:page-count="2" meta:paragraph-count="16" meta:word-count="155" meta:character-count="984" meta:non-whitespace-character-count="838"/>
    <meta:generator>LibreOffice/7.5.3.2$Linux_X86_64 LibreOffice_project/50$Build-2</meta:generator>
  </office:meta>
</office:document-meta>
</file>